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314,567,541,558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304,567,253,219.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278,654,637,737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270,556,131,701.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244,360,888,750.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231,218,567,179.0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224,383,620,829.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213,587,413,184.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177,165,635,077.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168,152,775,283.0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170,077,814,106.3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152,385,716,31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137,264,061,106.0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120,055,291,992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107,759,683,863.1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91,760,542,940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79,904,985,384.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79,484,403,984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82,017,743,416.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62,973,855,718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62,191,955,814.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62,433,300,33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63,320,122,807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6:12:02.416203944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6:32:34.953622185</dc:date>
    <meta:editing-duration>PT5H23M56S</meta:editing-duration>
    <meta:editing-cycles>128</meta:editing-cycles>
    <meta:generator>LibreOffice/7.2.6.2$Linux_X86_64 LibreOffice_project/20$Build-2</meta:generator>
    <meta:document-statistic meta:table-count="1" meta:cell-count="48" meta:object-count="0"/>
  </office:meta>
</office:document-meta>
</file>